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FieldDefinition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FieldDefinition.fireValueChangedEvent( ValueChanged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oleanFieldDefinition.hasValueChanged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FieldDefinition.addValueChangedListener( ValueChanged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